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ms Rmn" svg:font-family="&quot;Tms Rmn&quot;"/>
  </office:font-face-decls>
  <office:automatic-styles>
    <style:style style:name="ce1" style:family="table-cell" style:parent-style-name="Normal_32_3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port0201_prov_32_2011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_32_2" style:data-style-name="N39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5" style:family="table-cell" style:parent-style-name="Normal_TABS203WKG" style:data-style-name="N40">
      <style:table-cell-properties style:vertical-align="middle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" style:family="table-cell" style:parent-style-name="Normal_32_3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TABS203WKG" style:data-style-name="N40">
      <style:table-cell-properties style:vertical-align="middle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Normal_32_3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/>
    </style:style>
    <style:style style:name="ce9" style:family="table-cell" style:parent-style-name="Normal_Prov_32_ports_32_2009_32_tables_32_for_32_pdf_32_Bulletin_amended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32_3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/>
    </style:style>
    <style:style style:name="ce11" style:family="table-cell" style:parent-style-name="Normal_32_3" style:data-style-name="N0">
      <style:table-cell-properties fo:border-top="2pt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32_3" style:data-style-name="N1">
      <style:table-cell-properties fo:border-top="2pt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Normal_32_3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Normal_32_3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Normal_32_3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Normal_32_3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3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32_3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Normal_32_3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32_3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3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Normal_32_3" style:data-style-name="N0">
      <style:table-cell-properties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3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/>
    </style:style>
    <style:style style:name="ce24" style:family="table-cell" style:parent-style-name="Normal_TSGB_32_2010_32_-_32_Chapter_32_5_MS_32_2009_32_-_32_Ports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25" style:family="table-cell" style:parent-style-name="Normal_32_3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26" style:family="table-cell" style:parent-style-name="Normal_32_3" style:data-style-name="N36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/>
    </style:style>
    <style:style style:name="ce27" style:family="table-cell" style:parent-style-name="Normal_32_3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28" style:family="table-cell" style:parent-style-name="Normal_Accumulated_32_1_3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/>
    </style:style>
    <style:style style:name="ce29" style:family="table-cell" style:parent-style-name="Normal_32_3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30" style:family="table-cell" style:parent-style-name="Hyperlink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/>
    </style:style>
    <style:style style:name="ce31" style:family="table-cell" style:parent-style-name="Normal_PORT0201_32_UK_32_Major_32_Ports_44__32_all_32_unitised_32_traffic_32_2000-2010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32" style:family="table-cell" style:parent-style-name="Normal_PORT0201_32_UK_32_Major_32_Ports_44__32_all_32_unitised_32_traffic_32_2000-2010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33" style:family="table-cell" style:parent-style-name="Normal_32_3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34" style:family="table-cell" style:parent-style-name="Normal_Accumulated_32_1_3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35" style:family="table-cell" style:parent-style-name="Normal_PORT0201_32_UK_32_Major_32_Ports_44__32_all_32_unitised_32_traffic_32_2000-2010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36" style:family="table-cell" style:parent-style-name="Hyperlink_PORT0201_32_UK_32_Major_32_Ports_44__32_all_32_unitised_32_traffic_32_2000-2010" style:data-style-name="N0">
      <style:table-cell-properties style:vertical-align="automatic" fo:background-color="#FFFFFF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/>
    </style:style>
    <style:style style:name="ce37" style:family="table-cell" style:parent-style-name="Normal_PORT0201_32_UK_32_Major_32_Ports_44__32_all_32_unitised_32_traffic_32_2000-2010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38" style:family="table-cell" style:parent-style-name="Normal_PORT0201_32_UK_32_Major_32_Ports_44__32_all_32_unitised_32_traffic_32_2000-2010" style:data-style-name="N38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/>
    </style:style>
    <style:style style:name="ce3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40" style:family="table-cell" style:parent-style-name="Normal_PORT0201_32_UK_32_Major_32_Ports_44__32_all_32_unitised_32_traffic_32_2000-2010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/>
    </style:style>
    <style:style style:name="ce41" style:family="table-cell" style:parent-style-name="Normal_32_3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42" style:family="table-cell" style:parent-style-name="Default" style:data-style-name="N0">
      <style:table-cell-properties fo:background-color="#FFFFFF"/>
      <style:text-properties style:font-name="Arial" style:font-name-asian="Arial" style:font-name-complex="Arial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5.476875cm"/>
    </style:style>
    <style:style style:name="co2" style:family="table-column">
      <style:table-column-properties fo:break-before="auto" style:column-width="1.58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27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rt0103" table:style-name="ta1">
        <table:table-column table:style-name="co1" table:default-cell-style-name="ce27"/>
        <table:table-column table:style-name="co2" table:number-columns-repeated="7" table:default-cell-style-name="ce41"/>
        <table:table-column table:style-name="co2" table:number-columns-repeated="3" table:default-cell-style-name="ce27"/>
        <table:table-column table:style-name="co3" table:default-cell-style-name="ce27"/>
        <table:table-column table:style-name="co3" table:number-columns-repeated="16372" table:default-cell-style-name="ce4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1" table:style-name="ce2"/>
          <table:table-cell table:number-columns-repeated="16372" table:style-name="ce3"/>
        </table:table-row>
        <table:table-row table:style-name="ro2">
          <table:table-cell office:value-type="string" table:style-name="ce4">
            <text:p><text:a xlink:href="https://www.gov.uk/government/collections/maritime-and-shipping-statistics">Port Freight Statistics<text:s/></text:a></text:p>
          </table:table-cell>
          <table:table-cell table:number-columns-repeated="11" table:style-name="ce2"/>
          <table:table-cell table:number-columns-repeated="16372" table:style-name="ce3"/>
        </table:table-row>
        <table:table-row table:style-name="ro3">
          <table:table-cell office:value-type="string" table:style-name="ce5">
            <text:p>Table PORT0103<text:span text:style-name="T1">1</text:span></text:p>
          </table:table-cell>
          <table:table-cell table:number-columns-repeated="11" table:style-name="ce2"/>
          <table:table-cell table:number-columns-repeated="16372" table:style-name="ce3"/>
        </table:table-row>
        <table:table-row table:style-name="ro3">
          <table:table-cell office:value-type="string" table:style-name="ce5">
            <text:p>All UK major and minor unitised port freight traffic, by cargo type and year: from 2007<text:span text:style-name="T1">2</text:span></text:p>
          </table:table-cell>
          <table:table-cell table:number-columns-repeated="7" table:style-name="ce6"/>
          <table:table-cell table:number-columns-repeated="4" table:style-name="ce1"/>
          <table:table-cell table:number-columns-repeated="16372" table:style-name="ce3"/>
        </table:table-row>
        <table:table-row table:style-name="ro1">
          <table:table-cell table:style-name="ce7"/>
          <table:table-cell table:number-columns-repeated="7" table:style-name="ce6"/>
          <table:table-cell table:number-columns-repeated="4" table:style-name="ce1"/>
          <table:table-cell table:number-columns-repeated="16372" table:style-name="ce3"/>
        </table:table-row>
        <table:table-row table:style-name="ro2">
          <table:table-cell table:style-name="ce7"/>
          <table:table-cell table:style-name="ce8"/>
          <table:table-cell table:number-columns-repeated="6" table:style-name="ce9"/>
          <table:table-cell table:number-columns-repeated="2" table:style-name="ce10"/>
          <table:table-cell table:style-name="ce9"/>
          <table:table-cell office:value-type="string" table:style-name="ce9">
            <text:p>Thousand units</text:p>
          </table:table-cell>
          <table:table-cell table:number-columns-repeated="16372" table:style-name="ce3"/>
        </table:table-row>
        <table:table-row table:style-name="ro2">
          <table:table-cell office:value-type="string" table:style-name="ce11">
            <text:p>Units</text:p>
          </table:table-cell>
          <table:table-cell office:value-type="float" office:value="2007" table:style-name="ce12">
            <text:p>2007</text:p>
          </table:table-cell>
          <table:table-cell office:value-type="float" office:value="2008" table:style-name="ce12">
            <text:p>2008</text:p>
          </table:table-cell>
          <table:table-cell office:value-type="float" office:value="2009" table:style-name="ce12">
            <text:p>2009</text:p>
          </table:table-cell>
          <table:table-cell office:value-type="float" office:value="2010" table:style-name="ce12">
            <text:p>2010</text:p>
          </table:table-cell>
          <table:table-cell office:value-type="float" office:value="2011" table:style-name="ce12">
            <text:p>2011</text:p>
          </table:table-cell>
          <table:table-cell office:value-type="float" office:value="2012" table:style-name="ce12">
            <text:p>2012</text:p>
          </table:table-cell>
          <table:table-cell office:value-type="float" office:value="2013" table:style-name="ce12">
            <text:p>2013</text:p>
          </table:table-cell>
          <table:table-cell office:value-type="float" office:value="2014" table:style-name="ce12">
            <text:p>2014</text:p>
          </table:table-cell>
          <table:table-cell office:value-type="float" office:value="2015" table:style-name="ce12">
            <text:p>2015</text:p>
          </table:table-cell>
          <table:table-cell office:value-type="float" office:value="2016" table:style-name="ce12">
            <text:p>2016</text:p>
          </table:table-cell>
          <table:table-cell office:value-type="float" office:value="2017" table:style-name="ce12">
            <text:p>2017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13">
            <text:p>Containers on Lo-Lo and conventional services<text:s/><text:span text:style-name="T2">3</text:span></text:p>
          </table:table-cell>
          <table:table-cell office:value-type="float" office:value="5380.6840000000002" table:style-name="ce14">
            <text:p>5,381</text:p>
          </table:table-cell>
          <table:table-cell office:value-type="float" office:value="5268.6440000000002" table:style-name="ce14">
            <text:p>5,269</text:p>
          </table:table-cell>
          <table:table-cell office:value-type="float" office:value="4482.4189999999999" table:style-name="ce14">
            <text:p>4,482</text:p>
          </table:table-cell>
          <table:table-cell office:value-type="float" office:value="4960.5460000000003" table:style-name="ce14">
            <text:p>4,961</text:p>
          </table:table-cell>
          <table:table-cell office:value-type="float" office:value="4926.7340000000004" table:style-name="ce14">
            <text:p>4,927</text:p>
          </table:table-cell>
          <table:table-cell office:value-type="float" office:value="4800.3940000000002" table:style-name="ce14">
            <text:p>4,800</text:p>
          </table:table-cell>
          <table:table-cell office:value-type="float" office:value="4920.6459999999997" table:style-name="ce14">
            <text:p>4,921</text:p>
          </table:table-cell>
          <table:table-cell office:value-type="float" office:value="5589.1909999999998" table:style-name="ce14">
            <text:p>5,589</text:p>
          </table:table-cell>
          <table:table-cell office:value-type="float" office:value="5757.7430000000004" table:style-name="ce14">
            <text:p>5,758</text:p>
          </table:table-cell>
          <table:table-cell office:value-type="float" office:value="5942.9920000000002" table:style-name="ce14">
            <text:p>5,943</text:p>
          </table:table-cell>
          <table:table-cell office:value-type="float" office:value="5941.0530000001663" table:style-name="ce14">
            <text:p>5,941</text:p>
          </table:table-cell>
          <table:table-cell table:number-columns-repeated="16372" table:style-name="ce3"/>
        </table:table-row>
        <table:table-row table:style-name="ro2">
          <table:table-cell office:value-type="string" table:style-name="ce13">
            <text:p>Containers on Ro-Ro services<text:span text:style-name="T3">3</text:span></text:p>
          </table:table-cell>
          <table:table-cell table:number-columns-repeated="11" table:style-name="ce14"/>
          <table:table-cell table:number-columns-repeated="16372" table:style-name="ce3"/>
        </table:table-row>
        <table:table-row table:style-name="ro2">
          <table:table-cell office:value-type="string" table:style-name="ce13">
            <text:p>Road goods vehicles</text:p>
          </table:table-cell>
          <table:table-cell office:value-type="float" office:value="4294.7780000000002" table:style-name="ce14">
            <text:p>4,295</text:p>
          </table:table-cell>
          <table:table-cell office:value-type="float" office:value="4304.7820000000002" table:style-name="ce14">
            <text:p>4,305</text:p>
          </table:table-cell>
          <table:table-cell office:value-type="float" office:value="3873.9740000000002" table:style-name="ce14">
            <text:p>3,874</text:p>
          </table:table-cell>
          <table:table-cell office:value-type="float" office:value="3651.2539999999999" table:style-name="ce14">
            <text:p>3,651</text:p>
          </table:table-cell>
          <table:table-cell office:value-type="float" office:value="3549.328" table:style-name="ce14">
            <text:p>3,549</text:p>
          </table:table-cell>
          <table:table-cell office:value-type="float" office:value="3495.7750000000001" table:style-name="ce14">
            <text:p>3,496</text:p>
          </table:table-cell>
          <table:table-cell office:value-type="float" office:value="3727.1619999999998" table:style-name="ce14">
            <text:p>3,727</text:p>
          </table:table-cell>
          <table:table-cell office:value-type="float" office:value="3922.5430000000001" table:style-name="ce14">
            <text:p>3,923</text:p>
          </table:table-cell>
          <table:table-cell office:value-type="float" office:value="4214.299" table:style-name="ce14">
            <text:p>4,214</text:p>
          </table:table-cell>
          <table:table-cell office:value-type="float" office:value="4372.4880000000003" table:style-name="ce14">
            <text:p>4,372</text:p>
          </table:table-cell>
          <table:table-cell office:value-type="float" office:value="4608.211354724137" table:style-name="ce14">
            <text:p>4,608</text:p>
          </table:table-cell>
          <table:table-cell table:number-columns-repeated="16372" table:style-name="ce3"/>
        </table:table-row>
        <table:table-row table:style-name="ro2">
          <table:table-cell office:value-type="string" table:style-name="ce15">
            <text:p>Unaccompanied trailers</text:p>
          </table:table-cell>
          <table:table-cell office:value-type="float" office:value="2988.9780000000001" table:style-name="ce14">
            <text:p>2,989</text:p>
          </table:table-cell>
          <table:table-cell office:value-type="float" office:value="2737.4879999999998" table:style-name="ce14">
            <text:p>2,737</text:p>
          </table:table-cell>
          <table:table-cell office:value-type="float" office:value="2633.7849999999999" table:style-name="ce14">
            <text:p>2,634</text:p>
          </table:table-cell>
          <table:table-cell office:value-type="float" office:value="2754.1959999999999" table:style-name="ce14">
            <text:p>2,754</text:p>
          </table:table-cell>
          <table:table-cell office:value-type="float" office:value="2723.0920000000001" table:style-name="ce14">
            <text:p>2,723</text:p>
          </table:table-cell>
          <table:table-cell office:value-type="float" office:value="2706.0050000000001" table:style-name="ce14">
            <text:p>2,706</text:p>
          </table:table-cell>
          <table:table-cell office:value-type="float" office:value="2719.0650000000001" table:style-name="ce14">
            <text:p>2,719</text:p>
          </table:table-cell>
          <table:table-cell office:value-type="float" office:value="2810.9949999999999" table:style-name="ce14">
            <text:p>2,811</text:p>
          </table:table-cell>
          <table:table-cell office:value-type="float" office:value="2948.415" table:style-name="ce14">
            <text:p>2,948</text:p>
          </table:table-cell>
          <table:table-cell office:value-type="float" office:value="3002.087" table:style-name="ce14">
            <text:p>3,002</text:p>
          </table:table-cell>
          <table:table-cell office:value-type="float" office:value="3135.7459722599046" table:style-name="ce14">
            <text:p>3,136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13">
            <text:p>Rail wagons, shipborne port-to-port trailers &amp; barges<text:s/><text:span text:style-name="T2">3</text:span></text:p>
          </table:table-cell>
          <table:table-cell office:value-type="float" office:value="743.71900000000005" table:style-name="ce14">
            <text:p>744</text:p>
          </table:table-cell>
          <table:table-cell office:value-type="float" office:value="656.88499999999999" table:style-name="ce14">
            <text:p>657</text:p>
          </table:table-cell>
          <table:table-cell office:value-type="float" office:value="676.399" table:style-name="ce14">
            <text:p>676</text:p>
          </table:table-cell>
          <table:table-cell office:value-type="float" office:value="724.6" table:style-name="ce14">
            <text:p>725</text:p>
          </table:table-cell>
          <table:table-cell office:value-type="float" office:value="728.31100000000004" table:style-name="ce14">
            <text:p>728</text:p>
          </table:table-cell>
          <table:table-cell office:value-type="float" office:value="688.80799999999999" table:style-name="ce14">
            <text:p>689</text:p>
          </table:table-cell>
          <table:table-cell office:value-type="float" office:value="632.83500000000004" table:style-name="ce14">
            <text:p>633</text:p>
          </table:table-cell>
          <table:table-cell office:value-type="float" office:value="586.06500000000005" table:style-name="ce14">
            <text:p>586</text:p>
          </table:table-cell>
          <table:table-cell office:value-type="float" office:value="568.61300000000006" table:style-name="ce14">
            <text:p>569</text:p>
          </table:table-cell>
          <table:table-cell office:value-type="float" office:value="573.88499999999999" table:style-name="ce14">
            <text:p>574</text:p>
          </table:table-cell>
          <table:table-cell office:value-type="float" office:value="589.14467205444066" table:style-name="ce14">
            <text:p>589</text:p>
          </table:table-cell>
          <table:table-cell table:number-columns-repeated="16372" table:style-name="ce3"/>
        </table:table-row>
        <table:table-row table:style-name="ro2">
          <table:table-cell office:value-type="string" table:style-name="ce16">
            <text:p>All main freight units</text:p>
          </table:table-cell>
          <table:table-cell office:value-type="float" office:value="13408.159" table:style-name="ce17">
            <text:p>13,408</text:p>
          </table:table-cell>
          <table:table-cell office:value-type="float" office:value="12967.799000000001" table:style-name="ce17">
            <text:p>12,968</text:p>
          </table:table-cell>
          <table:table-cell office:value-type="float" office:value="11666.576999999999" table:style-name="ce17">
            <text:p>11,667</text:p>
          </table:table-cell>
          <table:table-cell office:value-type="float" office:value="12090.596000000001" table:style-name="ce17">
            <text:p>12,091</text:p>
          </table:table-cell>
          <table:table-cell office:value-type="float" office:value="11927.465" table:style-name="ce17">
            <text:p>11,927</text:p>
          </table:table-cell>
          <table:table-cell office:value-type="float" office:value="11690.982" table:style-name="ce17">
            <text:p>11,691</text:p>
          </table:table-cell>
          <table:table-cell office:value-type="float" office:value="11999.708000000001" table:style-name="ce17">
            <text:p>12,000</text:p>
          </table:table-cell>
          <table:table-cell office:value-type="float" office:value="12908.794" table:style-name="ce17">
            <text:p>12,909</text:p>
          </table:table-cell>
          <table:table-cell office:value-type="float" office:value="13489.07" table:style-name="ce17">
            <text:p>13,489</text:p>
          </table:table-cell>
          <table:table-cell office:value-type="float" office:value="13891.451999999999" table:style-name="ce17">
            <text:p>13,891</text:p>
          </table:table-cell>
          <table:table-cell office:value-type="float" office:value="14274.154999038648" table:style-name="ce17">
            <text:p>14,274</text:p>
          </table:table-cell>
          <table:table-cell table:number-columns-repeated="16372" table:style-name="ce3"/>
        </table:table-row>
        <table:table-row table:style-name="ro2">
          <table:table-cell office:value-type="string" table:style-name="ce18">
            <text:p>Other unitised freight:</text:p>
          </table:table-cell>
          <table:table-cell table:number-columns-repeated="11" table:style-name="ce14"/>
          <table:table-cell table:number-columns-repeated="16372" table:style-name="ce3"/>
        </table:table-row>
        <table:table-row table:style-name="ro2">
          <table:table-cell office:value-type="string" table:style-name="ce15">
            <text:p><text:s text:c="5"/>Import/export vehicles</text:p>
          </table:table-cell>
          <table:table-cell office:value-type="float" office:value="4021.7089999999998" table:style-name="ce14">
            <text:p>4,022</text:p>
          </table:table-cell>
          <table:table-cell office:value-type="float" office:value="3592.01" table:style-name="ce14">
            <text:p>3,592</text:p>
          </table:table-cell>
          <table:table-cell office:value-type="float" office:value="2803.306" table:style-name="ce14">
            <text:p>2,803</text:p>
          </table:table-cell>
          <table:table-cell office:value-type="float" office:value="3263.3609999999999" table:style-name="ce14">
            <text:p>3,263</text:p>
          </table:table-cell>
          <table:table-cell office:value-type="float" office:value="3428.34" table:style-name="ce14">
            <text:p>3,428</text:p>
          </table:table-cell>
          <table:table-cell office:value-type="float" office:value="3535.252" table:style-name="ce14">
            <text:p>3,535</text:p>
          </table:table-cell>
          <table:table-cell office:value-type="float" office:value="3799.596" table:style-name="ce14">
            <text:p>3,800</text:p>
          </table:table-cell>
          <table:table-cell office:value-type="float" office:value="4149.2650000000003" table:style-name="ce14">
            <text:p>4,149</text:p>
          </table:table-cell>
          <table:table-cell office:value-type="float" office:value="4421.3639999999996" table:style-name="ce14">
            <text:p>4,421</text:p>
          </table:table-cell>
          <table:table-cell office:value-type="float" office:value="4464.8869999999997" table:style-name="ce14">
            <text:p>4,465</text:p>
          </table:table-cell>
          <table:table-cell office:value-type="float" office:value="4318.1154369014694" table:style-name="ce14">
            <text:p>4,318</text:p>
          </table:table-cell>
          <table:table-cell table:number-columns-repeated="16372" table:style-name="ce3"/>
        </table:table-row>
        <table:table-row table:style-name="ro2">
          <table:table-cell office:value-type="string" table:style-name="ce15">
            <text:p><text:s text:c="5"/>Other units</text:p>
          </table:table-cell>
          <table:table-cell office:value-type="float" office:value="244.07" table:style-name="ce14">
            <text:p>244</text:p>
          </table:table-cell>
          <table:table-cell office:value-type="float" office:value="144.77099999999999" table:style-name="ce14">
            <text:p>145</text:p>
          </table:table-cell>
          <table:table-cell office:value-type="float" office:value="111.389" table:style-name="ce14">
            <text:p>111</text:p>
          </table:table-cell>
          <table:table-cell office:value-type="float" office:value="120.848" table:style-name="ce14">
            <text:p>121</text:p>
          </table:table-cell>
          <table:table-cell office:value-type="float" office:value="75.442999999999998" table:style-name="ce14">
            <text:p>75</text:p>
          </table:table-cell>
          <table:table-cell office:value-type="float" office:value="50.746000000000002" table:style-name="ce14">
            <text:p>51</text:p>
          </table:table-cell>
          <table:table-cell office:value-type="float" office:value="60.57" table:style-name="ce14">
            <text:p>61</text:p>
          </table:table-cell>
          <table:table-cell office:value-type="float" office:value="42.701000000000001" table:style-name="ce14">
            <text:p>43</text:p>
          </table:table-cell>
          <table:table-cell office:value-type="float" office:value="30.899000000000001" table:style-name="ce14">
            <text:p>31</text:p>
          </table:table-cell>
          <table:table-cell office:value-type="float" office:value="32.667000000000002" table:style-name="ce14">
            <text:p>33</text:p>
          </table:table-cell>
          <table:table-cell office:value-type="float" office:value="35.027000000000001" table:style-name="ce14">
            <text:p>35</text:p>
          </table:table-cell>
          <table:table-cell table:number-columns-repeated="16372" table:style-name="ce3"/>
        </table:table-row>
        <table:table-row table:style-name="ro2">
          <table:table-cell office:value-type="string" table:style-name="ce19">
            <text:p>All freight units</text:p>
          </table:table-cell>
          <table:table-cell office:value-type="float" office:value="17673.937999999998" table:style-name="ce20">
            <text:p>17,674</text:p>
          </table:table-cell>
          <table:table-cell office:value-type="float" office:value="16704.580000000002" table:style-name="ce20">
            <text:p>16,705</text:p>
          </table:table-cell>
          <table:table-cell office:value-type="float" office:value="14581.272000000001" table:style-name="ce20">
            <text:p>14,581</text:p>
          </table:table-cell>
          <table:table-cell office:value-type="float" office:value="15474.805000000004" table:style-name="ce20">
            <text:p>15,475</text:p>
          </table:table-cell>
          <table:table-cell office:value-type="float" office:value="15431.248" table:style-name="ce20">
            <text:p>15,431</text:p>
          </table:table-cell>
          <table:table-cell office:value-type="float" office:value="15276.98" table:style-name="ce20">
            <text:p>15,277</text:p>
          </table:table-cell>
          <table:table-cell office:value-type="float" office:value="15859.874" table:style-name="ce20">
            <text:p>15,860</text:p>
          </table:table-cell>
          <table:table-cell office:value-type="float" office:value="17100.759999999998" table:style-name="ce20">
            <text:p>17,101</text:p>
          </table:table-cell>
          <table:table-cell office:value-type="float" office:value="17941.332999999999" table:style-name="ce20">
            <text:p>17,941</text:p>
          </table:table-cell>
          <table:table-cell office:value-type="float" office:value="18389.006000000001" table:style-name="ce20">
            <text:p>18,389</text:p>
          </table:table-cell>
          <table:table-cell office:value-type="float" office:value="18627.29743594012" table:style-name="ce20">
            <text:p>18,627</text:p>
          </table:table-cell>
          <table:table-cell table:number-columns-repeated="16372" table:style-name="ce3"/>
        </table:table-row>
        <table:table-row table:number-rows-repeated="3" table:style-name="ro1">
          <table:table-cell table:style-name="ce7"/>
          <table:table-cell table:number-columns-repeated="7" table:style-name="ce6"/>
          <table:table-cell table:number-columns-repeated="4" table:style-name="ce1"/>
          <table:table-cell table:number-columns-repeated="16372" table:style-name="ce3"/>
        </table:table-row>
        <table:table-row table:style-name="ro2">
          <table:table-cell office:value-type="string" table:style-name="ce21">
            <text:p><text:s/></text:p>
          </table:table-cell>
          <table:table-cell table:style-name="ce8"/>
          <table:table-cell table:number-columns-repeated="6" table:style-name="ce9"/>
          <table:table-cell table:number-columns-repeated="2" table:style-name="ce10"/>
          <table:table-cell table:style-name="ce9"/>
          <table:table-cell office:value-type="string" table:style-name="ce9">
            <text:p>Thousand tonnes</text:p>
          </table:table-cell>
          <table:table-cell table:number-columns-repeated="16372" table:style-name="ce3"/>
        </table:table-row>
        <table:table-row table:style-name="ro2">
          <table:table-cell office:value-type="string" table:style-name="ce11">
            <text:p>Tonnage</text:p>
          </table:table-cell>
          <table:table-cell office:value-type="float" office:value="2007" table:style-name="ce12">
            <text:p>2007</text:p>
          </table:table-cell>
          <table:table-cell office:value-type="float" office:value="2008" table:style-name="ce12">
            <text:p>2008</text:p>
          </table:table-cell>
          <table:table-cell office:value-type="float" office:value="2009" table:style-name="ce12">
            <text:p>2009</text:p>
          </table:table-cell>
          <table:table-cell office:value-type="float" office:value="2010" table:style-name="ce12">
            <text:p>2010</text:p>
          </table:table-cell>
          <table:table-cell office:value-type="float" office:value="2011" table:style-name="ce12">
            <text:p>2011</text:p>
          </table:table-cell>
          <table:table-cell office:value-type="float" office:value="2012" table:style-name="ce12">
            <text:p>2012</text:p>
          </table:table-cell>
          <table:table-cell office:value-type="float" office:value="2013" table:style-name="ce12">
            <text:p>2013</text:p>
          </table:table-cell>
          <table:table-cell office:value-type="float" office:value="2014" table:style-name="ce12">
            <text:p>2014</text:p>
          </table:table-cell>
          <table:table-cell office:value-type="float" office:value="2015" table:style-name="ce12">
            <text:p>2015</text:p>
          </table:table-cell>
          <table:table-cell office:value-type="float" office:value="2016" table:style-name="ce12">
            <text:p>2016</text:p>
          </table:table-cell>
          <table:table-cell office:value-type="float" office:value="2017" table:style-name="ce12">
            <text:p>2017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13">
            <text:p>Containers on Lo-Lo and conventional services<text:s/><text:span text:style-name="T2">3</text:span></text:p>
          </table:table-cell>
          <table:table-cell office:value-type="float" office:value="60717.627" table:style-name="ce14">
            <text:p>60,718</text:p>
          </table:table-cell>
          <table:table-cell office:value-type="float" office:value="59734.235999999997" table:style-name="ce14">
            <text:p>59,734</text:p>
          </table:table-cell>
          <table:table-cell office:value-type="float" office:value="52266.184000000001" table:style-name="ce14">
            <text:p>52,266</text:p>
          </table:table-cell>
          <table:table-cell office:value-type="float" office:value="56896.071000000004" table:style-name="ce14">
            <text:p>56,896</text:p>
          </table:table-cell>
          <table:table-cell office:value-type="float" office:value="57958.921999999999" table:style-name="ce14">
            <text:p>57,959</text:p>
          </table:table-cell>
          <table:table-cell office:value-type="float" office:value="55258.091999999997" table:style-name="ce14">
            <text:p>55,258</text:p>
          </table:table-cell>
          <table:table-cell office:value-type="float" office:value="57094.284" table:style-name="ce14">
            <text:p>57,094</text:p>
          </table:table-cell>
          <table:table-cell office:value-type="float" office:value="61424.31" table:style-name="ce14">
            <text:p>61,424</text:p>
          </table:table-cell>
          <table:table-cell office:value-type="float" office:value="63400.908000000003" table:style-name="ce14">
            <text:p>63,401</text:p>
          </table:table-cell>
          <table:table-cell office:value-type="float" office:value="65528.874000000003" table:style-name="ce14">
            <text:p>65,529</text:p>
          </table:table-cell>
          <table:table-cell office:value-type="float" office:value="64713.961000001233" table:style-name="ce14">
            <text:p>64,714</text:p>
          </table:table-cell>
          <table:table-cell table:number-columns-repeated="16372" table:style-name="ce3"/>
        </table:table-row>
        <table:table-row table:style-name="ro2">
          <table:table-cell office:value-type="string" table:style-name="ce13">
            <text:p>Containers on Ro-Ro services<text:span text:style-name="T3">3</text:span></text:p>
          </table:table-cell>
          <table:table-cell table:number-columns-repeated="11" table:style-name="ce14"/>
          <table:table-cell table:number-columns-repeated="16372" table:style-name="ce3"/>
        </table:table-row>
        <table:table-row table:style-name="ro2">
          <table:table-cell office:value-type="string" table:style-name="ce13">
            <text:p>Road goods vehicles</text:p>
          </table:table-cell>
          <table:table-cell office:value-type="float" office:value="48232.603999999999" table:style-name="ce14">
            <text:p>48,233</text:p>
          </table:table-cell>
          <table:table-cell office:value-type="float" office:value="48693.675999999999" table:style-name="ce14">
            <text:p>48,694</text:p>
          </table:table-cell>
          <table:table-cell office:value-type="float" office:value="44396.896000000001" table:style-name="ce14">
            <text:p>44,397</text:p>
          </table:table-cell>
          <table:table-cell office:value-type="float" office:value="42545.322999999997" table:style-name="ce14">
            <text:p>42,545</text:p>
          </table:table-cell>
          <table:table-cell office:value-type="float" office:value="42509.082000000002" table:style-name="ce14">
            <text:p>42,509</text:p>
          </table:table-cell>
          <table:table-cell office:value-type="float" office:value="40943.961000000003" table:style-name="ce14">
            <text:p>40,944</text:p>
          </table:table-cell>
          <table:table-cell office:value-type="float" office:value="41805.076999999997" table:style-name="ce14">
            <text:p>41,805</text:p>
          </table:table-cell>
          <table:table-cell office:value-type="float" office:value="44293.25" table:style-name="ce14">
            <text:p>44,293</text:p>
          </table:table-cell>
          <table:table-cell office:value-type="float" office:value="45971.41" table:style-name="ce14">
            <text:p>45,971</text:p>
          </table:table-cell>
          <table:table-cell office:value-type="float" office:value="47056.296999999999" table:style-name="ce14">
            <text:p>47,056</text:p>
          </table:table-cell>
          <table:table-cell office:value-type="float" office:value="46530.63442333202" table:style-name="ce14">
            <text:p>46,531</text:p>
          </table:table-cell>
          <table:table-cell table:number-columns-repeated="16372" table:style-name="ce3"/>
        </table:table-row>
        <table:table-row table:style-name="ro2">
          <table:table-cell office:value-type="string" table:style-name="ce15">
            <text:p>Unaccompanied trailers</text:p>
          </table:table-cell>
          <table:table-cell office:value-type="float" office:value="38534.131999999998" table:style-name="ce14">
            <text:p>38,534</text:p>
          </table:table-cell>
          <table:table-cell office:value-type="float" office:value="36113.64" table:style-name="ce14">
            <text:p>36,114</text:p>
          </table:table-cell>
          <table:table-cell office:value-type="float" office:value="34241.214" table:style-name="ce14">
            <text:p>34,241</text:p>
          </table:table-cell>
          <table:table-cell office:value-type="float" office:value="37209.696000000004" table:style-name="ce14">
            <text:p>37,210</text:p>
          </table:table-cell>
          <table:table-cell office:value-type="float" office:value="38533.868000000002" table:style-name="ce14">
            <text:p>38,534</text:p>
          </table:table-cell>
          <table:table-cell office:value-type="float" office:value="37135.819000000003" table:style-name="ce14">
            <text:p>37,136</text:p>
          </table:table-cell>
          <table:table-cell office:value-type="float" office:value="37148.57" table:style-name="ce14">
            <text:p>37,149</text:p>
          </table:table-cell>
          <table:table-cell office:value-type="float" office:value="38889.396999999997" table:style-name="ce14">
            <text:p>38,889</text:p>
          </table:table-cell>
          <table:table-cell office:value-type="float" office:value="41031.017" table:style-name="ce14">
            <text:p>41,031</text:p>
          </table:table-cell>
          <table:table-cell office:value-type="float" office:value="42599.021000000001" table:style-name="ce14">
            <text:p>42,599</text:p>
          </table:table-cell>
          <table:table-cell office:value-type="float" office:value="44265.623651951028" table:style-name="ce14">
            <text:p>44,266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13">
            <text:p>Rail wagons, shipborne port-to-port trailers &amp; barges<text:s/><text:span text:style-name="T2">3</text:span></text:p>
          </table:table-cell>
          <table:table-cell office:value-type="float" office:value="11098.967000000001" table:style-name="ce14">
            <text:p>11,099</text:p>
          </table:table-cell>
          <table:table-cell office:value-type="float" office:value="10800.483" table:style-name="ce14">
            <text:p>10,800</text:p>
          </table:table-cell>
          <table:table-cell office:value-type="float" office:value="11023.458000000001" table:style-name="ce14">
            <text:p>11,023</text:p>
          </table:table-cell>
          <table:table-cell office:value-type="float" office:value="11208.742" table:style-name="ce14">
            <text:p>11,209</text:p>
          </table:table-cell>
          <table:table-cell office:value-type="float" office:value="11383.949000000001" table:style-name="ce14">
            <text:p>11,384</text:p>
          </table:table-cell>
          <table:table-cell office:value-type="float" office:value="10708.135" table:style-name="ce14">
            <text:p>10,708</text:p>
          </table:table-cell>
          <table:table-cell office:value-type="float" office:value="9645.6360000000004" table:style-name="ce14">
            <text:p>9,646</text:p>
          </table:table-cell>
          <table:table-cell office:value-type="float" office:value="9604.6810000000005" table:style-name="ce14">
            <text:p>9,605</text:p>
          </table:table-cell>
          <table:table-cell office:value-type="float" office:value="10017.844999999999" table:style-name="ce14">
            <text:p>10,018</text:p>
          </table:table-cell>
          <table:table-cell office:value-type="float" office:value="10280.865" table:style-name="ce14">
            <text:p>10,281</text:p>
          </table:table-cell>
          <table:table-cell office:value-type="float" office:value="10415.875515183974" table:style-name="ce14">
            <text:p>10,416</text:p>
          </table:table-cell>
          <table:table-cell table:number-columns-repeated="16372" table:style-name="ce3"/>
        </table:table-row>
        <table:table-row table:style-name="ro2">
          <table:table-cell office:value-type="string" table:style-name="ce16">
            <text:p>All main freight units</text:p>
          </table:table-cell>
          <table:table-cell office:value-type="float" office:value="158583.32999999999" table:style-name="ce17">
            <text:p>158,583</text:p>
          </table:table-cell>
          <table:table-cell office:value-type="float" office:value="155342.035" table:style-name="ce17">
            <text:p>155,342</text:p>
          </table:table-cell>
          <table:table-cell office:value-type="float" office:value="141927.75200000001" table:style-name="ce17">
            <text:p>141,928</text:p>
          </table:table-cell>
          <table:table-cell office:value-type="float" office:value="147859.83199999999" table:style-name="ce17">
            <text:p>147,860</text:p>
          </table:table-cell>
          <table:table-cell office:value-type="float" office:value="150385.821" table:style-name="ce17">
            <text:p>150,386</text:p>
          </table:table-cell>
          <table:table-cell office:value-type="float" office:value="144046.00700000001" table:style-name="ce17">
            <text:p>144,046</text:p>
          </table:table-cell>
          <table:table-cell office:value-type="float" office:value="145693.56700000001" table:style-name="ce17">
            <text:p>145,694</text:p>
          </table:table-cell>
          <table:table-cell office:value-type="float" office:value="154211.63800000001" table:style-name="ce17">
            <text:p>154,212</text:p>
          </table:table-cell>
          <table:table-cell office:value-type="float" office:value="160421.18" table:style-name="ce17">
            <text:p>160,421</text:p>
          </table:table-cell>
          <table:table-cell office:value-type="float" office:value="165465.057" table:style-name="ce17">
            <text:p>165,465</text:p>
          </table:table-cell>
          <table:table-cell office:value-type="float" office:value="165926.09459046827" table:style-name="ce17">
            <text:p>165,926</text:p>
          </table:table-cell>
          <table:table-cell table:number-columns-repeated="16372" table:style-name="ce3"/>
        </table:table-row>
        <table:table-row table:style-name="ro2">
          <table:table-cell office:value-type="string" table:style-name="ce18">
            <text:p>Other unitised freight:</text:p>
          </table:table-cell>
          <table:table-cell table:number-columns-repeated="11" table:style-name="ce14"/>
          <table:table-cell table:number-columns-repeated="16372" table:style-name="ce3"/>
        </table:table-row>
        <table:table-row table:style-name="ro2">
          <table:table-cell office:value-type="string" table:style-name="ce15">
            <text:p><text:s text:c="5"/>Import/export vehicles</text:p>
          </table:table-cell>
          <table:table-cell office:value-type="float" office:value="5931.5659999999998" table:style-name="ce14">
            <text:p>5,932</text:p>
          </table:table-cell>
          <table:table-cell office:value-type="float" office:value="5143.5330000000004" table:style-name="ce14">
            <text:p>5,144</text:p>
          </table:table-cell>
          <table:table-cell office:value-type="float" office:value="4003.7310000000002" table:style-name="ce14">
            <text:p>4,004</text:p>
          </table:table-cell>
          <table:table-cell office:value-type="float" office:value="4708.1689999999999" table:style-name="ce14">
            <text:p>4,708</text:p>
          </table:table-cell>
          <table:table-cell office:value-type="float" office:value="5288.3580000000002" table:style-name="ce14">
            <text:p>5,288</text:p>
          </table:table-cell>
          <table:table-cell office:value-type="float" office:value="5542.04" table:style-name="ce14">
            <text:p>5,542</text:p>
          </table:table-cell>
          <table:table-cell office:value-type="float" office:value="6352.585" table:style-name="ce14">
            <text:p>6,353</text:p>
          </table:table-cell>
          <table:table-cell office:value-type="float" office:value="6964.8580000000002" table:style-name="ce14">
            <text:p>6,965</text:p>
          </table:table-cell>
          <table:table-cell office:value-type="float" office:value="7036.4120000000003" table:style-name="ce14">
            <text:p>7,036</text:p>
          </table:table-cell>
          <table:table-cell office:value-type="float" office:value="6713.2290000000003" table:style-name="ce14">
            <text:p>6,713</text:p>
          </table:table-cell>
          <table:table-cell office:value-type="float" office:value="6098.4006161892758" table:style-name="ce14">
            <text:p>6,098</text:p>
          </table:table-cell>
          <table:table-cell table:number-columns-repeated="16372" table:style-name="ce3"/>
        </table:table-row>
        <table:table-row table:style-name="ro2">
          <table:table-cell office:value-type="string" table:style-name="ce15">
            <text:p><text:s text:c="5"/>Other units</text:p>
          </table:table-cell>
          <table:table-cell office:value-type="float" office:value="1640.96" table:style-name="ce14">
            <text:p>1,641</text:p>
          </table:table-cell>
          <table:table-cell office:value-type="float" office:value="1462.7139999999999" table:style-name="ce14">
            <text:p>1,463</text:p>
          </table:table-cell>
          <table:table-cell office:value-type="float" office:value="1167.482" table:style-name="ce14">
            <text:p>1,167</text:p>
          </table:table-cell>
          <table:table-cell office:value-type="float" office:value="1171.7809999999999" table:style-name="ce14">
            <text:p>1,172</text:p>
          </table:table-cell>
          <table:table-cell office:value-type="float" office:value="366.74400000000003" table:style-name="ce14">
            <text:p>367</text:p>
          </table:table-cell>
          <table:table-cell office:value-type="float" office:value="339.11" table:style-name="ce14">
            <text:p>339</text:p>
          </table:table-cell>
          <table:table-cell office:value-type="float" office:value="473.62400000000002" table:style-name="ce14">
            <text:p>474</text:p>
          </table:table-cell>
          <table:table-cell office:value-type="float" office:value="257.22899999999998" table:style-name="ce14">
            <text:p>257</text:p>
          </table:table-cell>
          <table:table-cell office:value-type="float" office:value="114.194" table:style-name="ce14">
            <text:p>114</text:p>
          </table:table-cell>
          <table:table-cell office:value-type="float" office:value="182.21799999999999" table:style-name="ce14">
            <text:p>182</text:p>
          </table:table-cell>
          <table:table-cell office:value-type="float" office:value="138.20099999999999" table:style-name="ce14">
            <text:p>138</text:p>
          </table:table-cell>
          <table:table-cell table:number-columns-repeated="16372" table:style-name="ce3"/>
        </table:table-row>
        <table:table-row table:style-name="ro2">
          <table:table-cell office:value-type="string" table:style-name="ce19">
            <text:p>All freight units</text:p>
          </table:table-cell>
          <table:table-cell office:value-type="float" office:value="166155.856" table:style-name="ce20">
            <text:p>166,156</text:p>
          </table:table-cell>
          <table:table-cell office:value-type="float" office:value="161948.28200000001" table:style-name="ce20">
            <text:p>161,948</text:p>
          </table:table-cell>
          <table:table-cell office:value-type="float" office:value="147098.965" table:style-name="ce20">
            <text:p>147,099</text:p>
          </table:table-cell>
          <table:table-cell office:value-type="float" office:value="153739.78200000001" table:style-name="ce20">
            <text:p>153,740</text:p>
          </table:table-cell>
          <table:table-cell office:value-type="float" office:value="156040.92300000001" table:style-name="ce20">
            <text:p>156,041</text:p>
          </table:table-cell>
          <table:table-cell office:value-type="float" office:value="149927.15700000001" table:style-name="ce20">
            <text:p>149,927</text:p>
          </table:table-cell>
          <table:table-cell office:value-type="float" office:value="152519.77600000001" table:style-name="ce20">
            <text:p>152,520</text:p>
          </table:table-cell>
          <table:table-cell office:value-type="float" office:value="161433.72500000001" table:style-name="ce20">
            <text:p>161,434</text:p>
          </table:table-cell>
          <table:table-cell office:value-type="float" office:value="167571.78599999999" table:style-name="ce20">
            <text:p>167,572</text:p>
          </table:table-cell>
          <table:table-cell office:value-type="float" office:value="172360.50399999999" table:style-name="ce20">
            <text:p>172,361</text:p>
          </table:table-cell>
          <table:table-cell office:value-type="float" office:value="172162.69620665754" table:style-name="ce20">
            <text:p>172,163</text:p>
          </table:table-cell>
          <table:table-cell table:number-columns-repeated="16372" table:style-name="ce3"/>
        </table:table-row>
        <table:table-row table:style-name="ro2">
          <table:table-cell table:style-name="ce22"/>
          <table:table-cell table:number-columns-repeated="7" table:style-name="ce23"/>
          <table:table-cell table:number-columns-repeated="3" table:style-name="ce22"/>
          <table:table-cell table:style-name="ce10"/>
          <table:table-cell table:number-columns-repeated="16372" table:style-name="ce3"/>
        </table:table-row>
        <table:table-row table:style-name="ro2">
          <table:table-cell office:value-type="string" table:style-name="ce24">
            <text:p>1. This table was previously published as PORT0201</text:p>
          </table:table-cell>
          <table:table-cell table:number-columns-repeated="7" table:style-name="ce25"/>
          <table:table-cell table:number-columns-repeated="3" table:style-name="ce26"/>
          <table:table-cell table:style-name="ce10"/>
          <table:table-cell table:number-columns-repeated="16372" table:style-name="ce3"/>
        </table:table-row>
        <table:table-row table:style-name="ro5">
          <table:table-cell office:value-type="string" table:style-name="ce26">
            <text:p>2. <text:s/>Includes estimates for traffic at minor ports.</text:p>
          </table:table-cell>
          <table:table-cell table:number-columns-repeated="7" table:style-name="ce25"/>
          <table:table-cell table:number-columns-repeated="3" table:style-name="ce26"/>
          <table:table-cell table:style-name="ce27"/>
          <table:table-cell table:number-columns-repeated="16372" table:style-name="ce3"/>
        </table:table-row>
        <table:table-row table:style-name="ro5">
          <table:table-cell office:value-type="string" table:style-name="ce26">
            <text:p>3. <text:s/>Containers carried on Ro-Ro vessels by shipborne port-to-port trailer are classified to 'rail wagons, shipborne port-to-port trailers<text:s/></text:p>
          </table:table-cell>
          <table:table-cell table:number-columns-repeated="7" table:style-name="ce25"/>
          <table:table-cell table:number-columns-repeated="3" table:style-name="ce26"/>
          <table:table-cell table:style-name="ce27"/>
          <table:table-cell table:number-columns-repeated="16372" table:style-name="ce3"/>
        </table:table-row>
        <table:table-row table:style-name="ro5">
          <table:table-cell office:value-type="string" table:style-name="ce26">
            <text:p><text:s text:c="4"/>and barges' or 'Lo-Lo <text:s/>and conventional services'</text:p>
          </table:table-cell>
          <table:table-cell table:number-columns-repeated="7" table:style-name="ce25"/>
          <table:table-cell table:number-columns-repeated="3" table:style-name="ce26"/>
          <table:table-cell table:style-name="ce27"/>
          <table:table-cell table:number-columns-repeated="16372" table:style-name="ce3"/>
        </table:table-row>
        <table:table-row table:style-name="ro2">
          <table:table-cell office:value-type="string" table:style-name="ce28">
            <text:p>"0" is null, "z" is not applicable and "~" is less than 1 (in units given). ".." Indicates data not available for that year.</text:p>
          </table:table-cell>
          <table:table-cell table:number-columns-repeated="7" table:style-name="ce25"/>
          <table:table-cell table:number-columns-repeated="3" table:style-name="ce26"/>
          <table:table-cell table:style-name="ce10"/>
          <table:table-cell table:number-columns-repeated="16372" table:style-name="ce3"/>
        </table:table-row>
        <table:table-row table:style-name="ro5">
          <table:table-cell table:style-name="ce26"/>
          <table:table-cell table:number-columns-repeated="7" table:style-name="ce29"/>
          <table:table-cell table:number-columns-repeated="4" table:style-name="ce10"/>
          <table:table-cell table:number-columns-repeated="16372" table:style-name="ce3"/>
        </table:table-row>
        <table:table-row table:style-name="ro5">
          <table:table-cell table:style-name="ce30"/>
          <table:table-cell table:style-name="ce31"/>
          <table:table-cell table:number-columns-repeated="6" table:style-name="ce32"/>
          <table:table-cell table:number-columns-repeated="2" table:style-name="ce33"/>
          <table:table-cell table:style-name="ce10"/>
          <table:table-cell office:value-type="string" table:style-name="ce34">
            <text:p>Source: DfT Port Statistics</text:p>
          </table:table-cell>
          <table:table-cell table:number-columns-repeated="16372" table:style-name="ce3"/>
        </table:table-row>
        <table:table-row table:style-name="ro5">
          <table:table-cell table:style-name="ce35"/>
          <table:table-cell table:style-name="ce31"/>
          <table:table-cell table:number-columns-repeated="6" table:style-name="ce32"/>
          <table:table-cell table:number-columns-repeated="2" table:style-name="ce33"/>
          <table:table-cell table:style-name="ce10"/>
          <table:table-cell office:value-type="string" table:style-name="ce34">
            <text:p>Last updated: 22 August 2018</text:p>
          </table:table-cell>
          <table:table-cell table:number-columns-repeated="16372" table:style-name="ce3"/>
        </table:table-row>
        <table:table-row table:style-name="ro5">
          <table:table-cell table:style-name="ce35"/>
          <table:table-cell table:style-name="ce31"/>
          <table:table-cell table:number-columns-repeated="6" table:style-name="ce32"/>
          <table:table-cell table:number-columns-repeated="2" table:style-name="ce33"/>
          <table:table-cell table:style-name="ce10"/>
          <table:table-cell office:value-type="string" table:style-name="ce34">
            <text:p>Next update: August 2019</text:p>
          </table:table-cell>
          <table:table-cell table:number-columns-repeated="16372" table:style-name="ce3"/>
        </table:table-row>
        <table:table-row table:style-name="ro5">
          <table:table-cell table:style-name="ce36"/>
          <table:table-cell table:number-columns-repeated="2" table:style-name="ce32"/>
          <table:table-cell table:number-columns-repeated="5" table:style-name="ce37"/>
          <table:table-cell table:number-columns-repeated="3" table:style-name="ce38"/>
          <table:table-cell office:value-type="string" table:style-name="ce39">
            <text:p>Telephone: 020 7944 4847</text:p>
          </table:table-cell>
          <table:table-cell table:number-columns-repeated="16372" table:style-name="ce3"/>
        </table:table-row>
        <table:table-row table:style-name="ro5">
          <table:table-cell table:style-name="ce40"/>
          <table:table-cell table:number-columns-repeated="7" table:style-name="ce29"/>
          <table:table-cell table:number-columns-repeated="3" table:style-name="ce10"/>
          <table:table-cell office:value-type="string" table:style-name="ce39">
            <text:p>Email: maritime.stats@dft.gov.uk</text:p>
          </table:table-cell>
          <table:table-cell table:number-columns-repeated="16372" table:style-name="ce3"/>
        </table:table-row>
        <table:table-row table:style-name="ro1">
          <table:table-cell table:style-name="ce27"/>
          <table:table-cell table:number-columns-repeated="7" table:style-name="ce41"/>
          <table:table-cell table:number-columns-repeated="3" table:style-name="ce27"/>
          <table:table-cell office:value-type="string" table:style-name="ce39">
            <text:p>The figures in this table are National Statistics</text:p>
          </table:table-cell>
          <table:table-cell table:number-columns-repeated="16372" table:style-name="ce3"/>
        </table:table-row>
        <table:table-row table:number-rows-repeated="7" table:style-name="ro1">
          <table:table-cell table:style-name="ce27"/>
          <table:table-cell table:number-columns-repeated="7" table:style-name="ce41"/>
          <table:table-cell table:number-columns-repeated="3" table:style-name="ce27"/>
          <table:table-cell table:style-name="ce10"/>
          <table:table-cell table:number-columns-repeated="16372" table:style-name="ce3"/>
        </table:table-row>
        <table:table-row table:number-rows-repeated="104852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6P0">
      <number:text>-</number:text>
    </number:text-style>
    <number:number-style style:name="N36">
      <number:number number:decimal-places="0" number:min-integer-digits="1" number:grouping="true"/>
      <style:map style:condition="value()&lt;0.5" style:apply-style-name="N36P0"/>
    </number:number-style>
    <number:number-style style:name="N37">
      <number:number number:decimal-places="3" number:min-integer-digits="1"/>
    </number:number-style>
    <number:text-style style:name="N38P0">
      <number:text>-</number:text>
    </number:text-style>
    <number:number-style style:name="N38">
      <number:number number:decimal-places="0" number:min-integer-digits="1" number:grouping="true"/>
      <style:map style:condition="value()=0" style:apply-style-name="N38P0"/>
    </number:number-style>
    <number:number-style style:name="N39P0">
      <number:number number:decimal-places="0" number:min-integer-digits="1" number:grouping="true">
        <number:embedded-text number:position="0"> </number:embedded-text>
      </number:number>
    </number:number-style>
    <number:number-style style:name="N39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9P0"/>
    </number:number-style>
    <number:number-style style:name="N40">
      <number:number number:decimal-places="1" number:min-integer-digits="1"/>
      <number:text> </number:text>
    </number:number-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PORT0201_32_UK_32_Major_32_Ports_44__32_all_32_unitised_32_traffic_32_2000-2010" style:display-name="Hyperlink_PORT0201 UK Major Ports, all unitised traffic 2000-2010" style:family="table-cell" style:data-style-name="N0">
      <style:text-properties fo:color="#0000FF" style:font-name="Arial" style:font-name-asian="Arial" style:font-name-complex="Arial" fo:font-size="8pt" style:font-size-asian="8pt" style:font-size-complex="8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Accumulated_32_1_3" style:display-name="Normal_Accumulated 1_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PORT0201_32_UK_32_Major_32_Ports_44__32_all_32_unitised_32_traffic_32_2000-2010" style:display-name="Normal_PORT0201 UK Major Ports, all unitised traffic 2000-20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port0201_prov_32_2011" style:display-name="Normal_port0201_prov 201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Prov_32_ports_32_2009_32_tables_32_for_32_pdf_32_Bulletin_amended2" style:display-name="Normal_Prov ports 2009 tables for pdf Bulletin_amended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TABS203WKG" style:family="table-cell" style:data-style-name="N4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SGB_32_2010_32_-_32_Chapter_32_5_MS_32_2009_32_-_32_Ports" style:display-name="Normal_TSGB 2010 - Chapter 5_MS 2009 - Port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adia Wright</meta:initial-creator>
    <dc:creator>Nadia Wright</dc:creator>
    <meta:creation-date>2018-11-05T17:33:23Z</meta:creation-date>
    <dc:date>2018-11-23T09:33:21Z</dc:date>
  </office:meta>
</office:document-meta>
</file>